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5.076cm"/>
    </style:style>
    <style:style style:name="co10" style:family="table-column">
      <style:table-column-properties fo:break-before="auto" style:column-width="6.048cm"/>
    </style:style>
    <style:style style:name="co11" style:family="table-column">
      <style:table-column-properties fo:break-before="auto" style:column-width="3.82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req Indegree x Freq Outdegre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Grau de Saída</text:p>
          </table:table-cell>
          <table:table-cell office:value-type="string">
            <text:p>Frequência</text:p>
          </table:table-cell>
          <table:table-cell office:value-type="string">
            <text:p>Grau de Entrada</text:p>
          </table:table-cell>
          <table:table-cell office:value-type="string">
            <text:p>Frequência</text:p>
          </table:table-cell>
          <table:table-cell table:number-columns-repeated="7"/>
          <table:table-cell office:value-type="string">
            <text:p>Grau </text:p>
          </table:table-cell>
          <table:table-cell office:value-type="string">
            <text:p><text:s/>Frequencia Indegree </text:p>
          </table:table-cell>
          <table:table-cell office:value-type="string">
            <text:p><text:s/>Frequencia Outdegree <text:s/>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>
            <draw:frame table:end-cell-address="'Freq Indegree x Freq Outdegree'.K24" table:end-x="1.552cm" table:end-y="0.293cm" draw:z-index="0" draw:style-name="gr1" svg:width="14.705cm" svg:height="10.522cm" svg:x="0.491cm" svg:y="0.289cm">
              <draw:object draw:notify-on-update-of-ranges="'file:///C:/Users/thiago/Desktop/expertise/luz/src/test/resources/python/resultados/Planilha1'#Planilha1.A2:'file:///C:/Users/thiago/Desktop/expertise/luz/src/test/resources/python/resultados/Planilha1'#Planilha1.A80 'file:///C:/Users/thiago/Desktop/expertise/luz/src/test/resources/python/resultados/Planilha1'#Planilha1.B1:'file:///C:/Users/thiago/Desktop/expertise/luz/src/test/resources/python/resultados/Planilha1'#Planilha1.B1 'file:///C:/Users/thiago/Desktop/expertise/luz/src/test/resources/python/resultados/Planilha1'#Planilha1.B2:'file:///C:/Users/thiago/Desktop/expertise/luz/src/test/resources/python/resultados/Planilha1'#Planilha1.B8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4248">
            <text:p>42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591">
            <text:p>59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>
            <draw:frame table:end-cell-address="'Freq Indegree x Freq Outdegree'.T28" table:end-x="2.194cm" table:end-y="0.081cm" draw:z-index="2" draw:style-name="gr1" svg:width="14.089cm" svg:height="10.198cm" svg:x="1.312cm" svg:y="0.408cm">
              <draw:object draw:notify-on-update-of-ranges="'file:///C:/Users/thiago/Desktop/expertise/luz/src/test/resources/python/resultados/Planilha1'#Planilha1.L2:'file:///C:/Users/thiago/Desktop/expertise/luz/src/test/resources/python/resultados/Planilha1'#Planilha1.L126 'file:///C:/Users/thiago/Desktop/expertise/luz/src/test/resources/python/resultados/Planilha1'#Planilha1.M1:'file:///C:/Users/thiago/Desktop/expertise/luz/src/test/resources/python/resultados/Planilha1'#Planilha1.M1 'file:///C:/Users/thiago/Desktop/expertise/luz/src/test/resources/python/resultados/Planilha1'#Planilha1.M2:'file:///C:/Users/thiago/Desktop/expertise/luz/src/test/resources/python/resultados/Planilha1'#Planilha1.M126 'file:///C:/Users/thiago/Desktop/expertise/luz/src/test/resources/python/resultados/Planilha1'#Planilha1.N1:'file:///C:/Users/thiago/Desktop/expertise/luz/src/test/resources/python/resultados/Planilha1'#Planilha1.N1 'file:///C:/Users/thiago/Desktop/expertise/luz/src/test/resources/python/resultados/Planilha1'#Planilha1.N2:'file:///C:/Users/thiago/Desktop/expertise/luz/src/test/resources/python/resultados/Planilha1'#Planilha1.N1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>
            <draw:frame table:end-cell-address="'Freq Indegree x Freq Outdegree'.K47" table:end-x="0.758cm" table:end-y="0.113cm" draw:z-index="1" draw:style-name="gr1" svg:width="14.259cm" svg:height="9.879cm" svg:x="0.143cm" svg:y="0.318cm">
              <draw:object draw:notify-on-update-of-ranges="'file:///C:/Users/thiago/Desktop/expertise/luz/src/test/resources/python/resultados/Planilha1'#Planilha1.C2:'file:///C:/Users/thiago/Desktop/expertise/luz/src/test/resources/python/resultados/Planilha1'#Planilha1.C98 'file:///C:/Users/thiago/Desktop/expertise/luz/src/test/resources/python/resultados/Planilha1'#Planilha1.D1:'file:///C:/Users/thiago/Desktop/expertise/luz/src/test/resources/python/resultados/Planilha1'#Planilha1.D1 'file:///C:/Users/thiago/Desktop/expertise/luz/src/test/resources/python/resultados/Planilha1'#Planilha1.D2:'file:///C:/Users/thiago/Desktop/expertise/luz/src/test/resources/python/resultados/Planilha1'#Planilha1.D9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equencia Indegree</text:p>
          </table:table-cell>
          <table:table-cell office:value-type="string">
            <text:p>Ajud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requencia Outdegree</text:p>
          </table:table-cell>
          <table:table-cell office:value-type="string">
            <text:p>Pedi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asker-replier indegre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>
            <text:p>asker indegree </text:p>
          </table:table-cell>
          <table:table-cell office:value-type="string">
            <text:p><text:s/>replier median indegree <text:s/></text:p>
          </table:table-cell>
          <table:table-cell>
            <draw:frame table:end-cell-address="'asker-replier indegree'.K27" table:end-x="2.216cm" table:end-y="0.133cm" draw:z-index="0" draw:style-name="gr1" svg:width="20.25cm" svg:height="12.455cm" svg:x="0.13cm" svg:y="0.106cm">
              <draw:object draw:notify-on-update-of-ranges="'file:///C:/Users/thiago/Desktop/expertise/luz/src/test/resources/python/resultados/Planilha2'#Planilha2.A1:'file:///C:/Users/thiago/Desktop/expertise/luz/src/test/resources/python/resultados/Planilha2'#Planilha2.A1 'file:///C:/Users/thiago/Desktop/expertise/luz/src/test/resources/python/resultados/Planilha2'#Planilha2.A2:'file:///C:/Users/thiago/Desktop/expertise/luz/src/test/resources/python/resultados/Planilha2'#Planilha2.A90 'file:///C:/Users/thiago/Desktop/expertise/luz/src/test/resources/python/resultados/Planilha2'#Planilha2.B1:'file:///C:/Users/thiago/Desktop/expertise/luz/src/test/resources/python/resultados/Planilha2'#Planilha2.B1 'file:///C:/Users/thiago/Desktop/expertise/luz/src/test/resources/python/resultados/Planilha2'#Planilha2.B2:'file:///C:/Users/thiago/Desktop/expertise/luz/src/test/resources/python/resultados/Planilha2'#Planilha2.B9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5">
            <text:p>65</text:p>
          </table:table-cell>
          <table:table-cell/>
        </table:table-row>
      </table:table>
      <table:table table:name="bow tie structure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Dados Gera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de mensagens</text:p>
          </table:table-cell>
          <table:table-cell office:value-type="float" office:value="97867">
            <text:p>97867</text:p>
          </table:table-cell>
          <table:table-cell/>
        </table:table-row>
        <table:table-row table:style-name="ro1">
          <table:table-cell office:value-type="string">
            <text:p>Total de threads</text:p>
          </table:table-cell>
          <table:table-cell office:value-type="float" office:value="15357">
            <text:p>15357</text:p>
          </table:table-cell>
          <table:table-cell/>
        </table:table-row>
        <table:table-row table:style-name="ro1">
          <table:table-cell office:value-type="string">
            <text:p>Total de nodes</text:p>
          </table:table-cell>
          <table:table-cell office:value-type="float" office:value="7598">
            <text:p>7598</text:p>
          </table:table-cell>
          <table:table-cell/>
        </table:table-row>
        <table:table-row table:style-name="ro1">
          <table:table-cell office:value-type="string">
            <text:p>Total de edges</text:p>
          </table:table-cell>
          <table:table-cell office:value-type="float" office:value="24745">
            <text:p>24745</text:p>
          </table:table-cell>
          <table:table-cell/>
        </table:table-row>
        <table:table-row table:style-name="ro1">
          <table:table-cell office:value-type="string">
            <text:p>Numero de SCC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numero de nod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: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string">
            <text:p>Out: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Core: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percentag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24.7433535141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24.34851276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15.8462753356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35.0618583838</text:p>
          </table:table-cell>
          <table:table-cell office:value-type="string">
            <text:p>%</text:p>
          </table:table-cell>
        </table:table-row>
      </table:table>
      <table:database-ranges>
        <table:database-range table:name="__Anonymous_Sheet_DB__0" table:target-range-address="'Freq Indegree x Freq Outdegree'.L1:'Freq Indegree x Freq Outdegree'.N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20/07/2013</text:date>, <text:time>18:19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0T18:19:08.05</dc:date>
    <meta:generator>LibreOffice/3.4$Win32 LibreOffice_project/340m1$Build-502</meta:generator>
    <meta:editing-duration>P1DT23H41M21S</meta:editing-duration>
    <meta:editing-cycles>15</meta:editing-cycles>
    <meta:document-statistic meta:table-count="3" meta:cell-count="9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55cm" svg:height="9.943cm" xlink:href=".." xlink:type="simple" chart:class="chart:line" chart:style-name="ch1">
        <chart:plot-area chart:style-name="ch2" table:cell-range-address="'file:///C:/Users/thiago/Desktop/expertise/luz/src/test/resources/python/resultados/Planilha1'#Planilha1.A1:'file:///C:/Users/thiago/Desktop/expertise/luz/src/test/resources/python/resultados/Planilha1'#Planilha1.B80" chart:data-source-has-labels="both" svg:x="1.331cm" svg:y="0.927cm" svg:width="12.738cm" svg:height="7.81cm">
          <chartooo:coordinate-region svg:x="1.9cm" svg:y="1.113cm" svg:width="12.008cm" svg:height="7.004cm"/>
          <chart:axis chart:dimension="x" chart:name="primary-x" chart:style-name="ch3" chartooo:axis-type="text">
            <chart:title svg:x="6.598cm" svg:y="8.936cm" chart:style-name="ch4">
              <text:p>Grau de Saída</text:p>
            </chart:title>
            <chart:categories table:cell-range-address="'file:///C:/Users/thiago/Desktop/expertise/luz/src/test/resources/python/resultados/Planilha1'#Planilha1.A2:'file:///C:/Users/thiago/Desktop/expertise/luz/src/test/resources/python/resultados/Planilha1'#Planilha1.A80"/>
          </chart:axis>
          <chart:axis chart:dimension="y" chart:name="primary-y" chart:style-name="ch5">
            <chart:title svg:x="0.297cm" svg:y="5.49cm" chart:style-name="ch6">
              <text:p>Frequência</text:p>
            </chart:title>
            <chart:grid chart:style-name="ch7" chart:class="major"/>
          </chart:axis>
          <chart:series chart:style-name="ch8" chart:values-cell-range-address="'file:///C:/Users/thiago/Desktop/expertise/luz/src/test/resources/python/resultados/Planilha1'#Planilha1.B2:'file:///C:/Users/thiago/Desktop/expertise/luz/src/test/resources/python/resultados/Planilha1'#Planilha1.B80" chart:label-cell-address="'file:///C:/Users/thiago/Desktop/expertise/luz/src/test/resources/python/resultados/Planilha1'#Planilha1.B1:'file:///C:/Users/thiago/Desktop/expertise/luz/src/test/resources/python/resultados/Planilha1'#Planilha1.B1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ile:///C:/Users/thiago/Desktop/expertise/luz/src/test/resources/python/resultados/Planilha1'#Planilha1.B1:'file:///C:/Users/thiago/Desktop/expertise/luz/src/test/resources/python/resultados/Planilha1'#Planilha1.B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09cm" svg:height="9.364cm" xlink:href=".." xlink:type="simple" chart:class="chart:line" chart:style-name="ch1">
        <chart:plot-area chart:style-name="ch2" table:cell-range-address="'file:///C:/Users/thiago/Desktop/expertise/luz/src/test/resources/python/resultados/Planilha1'#Planilha1.C1:'file:///C:/Users/thiago/Desktop/expertise/luz/src/test/resources/python/resultados/Planilha1'#Planilha1.D98" chart:data-source-has-labels="both" svg:x="1.322cm" svg:y="0.883cm" svg:width="12.319cm" svg:height="7.286cm">
          <chartooo:coordinate-region svg:x="1.891cm" svg:y="1.069cm" svg:width="11.589cm" svg:height="6.48cm"/>
          <chart:axis chart:dimension="x" chart:name="primary-x" chart:style-name="ch3" chartooo:axis-type="text">
            <chart:title svg:x="6.233cm" svg:y="8.357cm" chart:style-name="ch4">
              <text:p>Grau de Entrada</text:p>
            </chart:title>
            <chart:categories table:cell-range-address="'file:///C:/Users/thiago/Desktop/expertise/luz/src/test/resources/python/resultados/Planilha1'#Planilha1.C2:'file:///C:/Users/thiago/Desktop/expertise/luz/src/test/resources/python/resultados/Planilha1'#Planilha1.C98"/>
          </chart:axis>
          <chart:axis chart:dimension="y" chart:name="primary-y" chart:style-name="ch5">
            <chart:title svg:x="0.451cm" svg:y="5.403cm" chart:style-name="ch6">
              <text:p>Frequência</text:p>
            </chart:title>
            <chart:grid chart:style-name="ch7" chart:class="major"/>
          </chart:axis>
          <chart:series chart:style-name="ch8" chart:values-cell-range-address="'file:///C:/Users/thiago/Desktop/expertise/luz/src/test/resources/python/resultados/Planilha1'#Planilha1.D2:'file:///C:/Users/thiago/Desktop/expertise/luz/src/test/resources/python/resultados/Planilha1'#Planilha1.D98" chart:label-cell-address="'file:///C:/Users/thiago/Desktop/expertise/luz/src/test/resources/python/resultados/Planilha1'#Planilha1.D1:'file:///C:/Users/thiago/Desktop/expertise/luz/src/test/resources/python/resultados/Planilha1'#Planilha1.D1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ile:///C:/Users/thiago/Desktop/expertise/luz/src/test/resources/python/resultados/Planilha1'#Planilha1.D1:'file:///C:/Users/thiago/Desktop/expertise/luz/src/test/resources/python/resultados/Planilha1'#Planilha1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42cm" svg:height="9.618cm" xlink:href=".." xlink:type="simple" chart:class="chart:line" chart:style-name="ch1">
        <chart:legend chart:legend-position="end" svg:x="11.566cm" svg:y="4.288cm" style:legend-expansion="high" chart:style-name="ch2"/>
        <chart:plot-area chart:style-name="ch3" table:cell-range-address="'file:///C:/Users/thiago/Desktop/expertise/luz/src/test/resources/python/resultados/Planilha1'#Planilha1.L1:'file:///C:/Users/thiago/Desktop/expertise/luz/src/test/resources/python/resultados/Planilha1'#Planilha1.N126" chart:data-source-has-labels="both" svg:x="0.73cm" svg:y="0.903cm" svg:width="10.276cm" svg:height="8.103cm">
          <chartooo:coordinate-region svg:x="0.73cm" svg:y="1.089cm" svg:width="10.115cm" svg:height="7.297cm"/>
          <chart:axis chart:dimension="x" chart:name="primary-x" chart:style-name="ch4" chartooo:axis-type="text">
            <chart:categories table:cell-range-address="'file:///C:/Users/thiago/Desktop/expertise/luz/src/test/resources/python/resultados/Planilha1'#Planilha1.L2:'file:///C:/Users/thiago/Desktop/expertise/luz/src/test/resources/python/resultados/Planilha1'#Planilha1.L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le:///C:/Users/thiago/Desktop/expertise/luz/src/test/resources/python/resultados/Planilha1'#Planilha1.M2:'file:///C:/Users/thiago/Desktop/expertise/luz/src/test/resources/python/resultados/Planilha1'#Planilha1.M126" chart:label-cell-address="'file:///C:/Users/thiago/Desktop/expertise/luz/src/test/resources/python/resultados/Planilha1'#Planilha1.M1:'file:///C:/Users/thiago/Desktop/expertise/luz/src/test/resources/python/resultados/Planilha1'#Planilha1.M1" chart:class="chart:line">
            <chart:data-point/>
          </chart:series>
          <chart:series chart:style-name="ch8" chart:values-cell-range-address="'file:///C:/Users/thiago/Desktop/expertise/luz/src/test/resources/python/resultados/Planilha1'#Planilha1.N2:'file:///C:/Users/thiago/Desktop/expertise/luz/src/test/resources/python/resultados/Planilha1'#Planilha1.N126" chart:label-cell-address="'file:///C:/Users/thiago/Desktop/expertise/luz/src/test/resources/python/resultados/Planilha1'#Planilha1.N1:'file:///C:/Users/thiago/Desktop/expertise/luz/src/test/resources/python/resultados/Planilha1'#Planilha1.N1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ile:///C:/Users/thiago/Desktop/expertise/luz/src/test/resources/python/resultados/Planilha1'#Planilha1.M1:'file:///C:/Users/thiago/Desktop/expertise/luz/src/test/resources/python/resultados/Planilha1'#Planilha1.M1</svg:desc>
                </draw:g>
              </table:table-cell>
              <table:table-cell office:value-type="string">
                <text:p/>
                <draw:g>
                  <svg:desc>'file:///C:/Users/thiago/Desktop/expertise/luz/src/test/resources/python/resultados/Planilha1'#Planilha1.N1:'file:///C:/Users/thiago/Desktop/expertise/luz/src/test/resources/python/resultados/Planilha1'#Planilha1.N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83cm" svg:height="11.77cm" xlink:href=".." xlink:type="simple" chart:class="chart:line" chart:style-name="ch1">
        <chart:legend chart:legend-position="end" svg:x="17.707cm" svg:y="5.364cm" style:legend-expansion="high" chart:style-name="ch2"/>
        <chart:plot-area chart:style-name="ch3" table:cell-range-address="'file:///C:/Users/thiago/Desktop/expertise/luz/src/test/resources/python/resultados/Planilha2'#Planilha2.A1:'file:///C:/Users/thiago/Desktop/expertise/luz/src/test/resources/python/resultados/Planilha2'#Planilha2.B90" chart:data-source-has-labels="row" svg:x="0.853cm" svg:y="1.075cm" svg:width="16.048cm" svg:height="10.04cm">
          <chartooo:coordinate-region svg:x="1.422cm" svg:y="1.261cm" svg:width="15.318cm" svg:height="9.2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le:///C:/Users/thiago/Desktop/expertise/luz/src/test/resources/python/resultados/Planilha2'#Planilha2.A2:'file:///C:/Users/thiago/Desktop/expertise/luz/src/test/resources/python/resultados/Planilha2'#Planilha2.A90" chart:label-cell-address="'file:///C:/Users/thiago/Desktop/expertise/luz/src/test/resources/python/resultados/Planilha2'#Planilha2.A1:'file:///C:/Users/thiago/Desktop/expertise/luz/src/test/resources/python/resultados/Planilha2'#Planilha2.A1" chart:class="chart:line">
            <chart:data-point/>
          </chart:series>
          <chart:series chart:style-name="ch8" chart:values-cell-range-address="'file:///C:/Users/thiago/Desktop/expertise/luz/src/test/resources/python/resultados/Planilha2'#Planilha2.B2:'file:///C:/Users/thiago/Desktop/expertise/luz/src/test/resources/python/resultados/Planilha2'#Planilha2.B90" chart:label-cell-address="'file:///C:/Users/thiago/Desktop/expertise/luz/src/test/resources/python/resultados/Planilha2'#Planilha2.B1:'file:///C:/Users/thiago/Desktop/expertise/luz/src/test/resources/python/resultados/Planilha2'#Planilha2.B1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ile:///C:/Users/thiago/Desktop/expertise/luz/src/test/resources/python/resultados/Planilha2'#Planilha2.A1:'file:///C:/Users/thiago/Desktop/expertise/luz/src/test/resources/python/resultados/Planilha2'#Planilha2.A1</svg:desc>
                </draw:g>
              </table:table-cell>
              <table:table-cell office:value-type="string">
                <text:p/>
                <draw:g>
                  <svg:desc>'file:///C:/Users/thiago/Desktop/expertise/luz/src/test/resources/python/resultados/Planilha2'#Planilha2.B1:'file:///C:/Users/thiago/Desktop/expertise/luz/src/test/resources/python/resultados/Planilha2'#Planilha2.B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